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ike_2007_00899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221.23333333333" calcext:value-type="float">
            <text:p>1221</text:p>
          </table:table-cell>
          <table:table-cell table:style-name="ce1"/>
          <table:table-cell/>
          <table:table-cell table:style-name="ce2" table:formula="of:=AVERAGE([.M4:.M33])" office:value-type="float" office:value="396.3651583911" calcext:value-type="float">
            <text:p>396,3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7.6824154484605" calcext:value-type="float">
            <text:p>18</text:p>
          </table:table-cell>
          <table:table-cell table:style-name="ce1"/>
          <table:table-cell/>
          <table:table-cell table:style-name="ce2" table:formula="of:=STDEV([.M4:.M33])" office:value-type="float" office:value="53.8899479340666" calcext:value-type="float">
            <text:p>53,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80" calcext:value-type="float">
            <text:p>61080</text:p>
          </table:table-cell>
          <table:table-cell table:number-columns-repeated="3" office:value-type="float" office:value="1202" calcext:value-type="float">
            <text:p>1202</text:p>
          </table:table-cell>
          <table:table-cell table:formula="of:=([.J4]/([.B4]-[.I4]))" office:value-type="percentage" office:value="0.00645202847051498" calcext:value-type="percentage">
            <text:p>0,65%</text:p>
          </table:table-cell>
          <table:table-cell office:value-type="float" office:value="185096" calcext:value-type="float">
            <text:p>185096</text:p>
          </table:table-cell>
          <table:table-cell office:value-type="float" office:value="606.432607174" calcext:value-type="float">
            <text:p>606,432607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2" calcext:value-type="float">
            <text:p>61072</text:p>
          </table:table-cell>
          <table:table-cell office:value-type="float" office:value="1210" calcext:value-type="float">
            <text:p>1210</text:p>
          </table:table-cell>
          <table:table-cell office:value-type="float" office:value="1202" calcext:value-type="float">
            <text:p>1202</text:p>
          </table:table-cell>
          <table:table-cell office:value-type="float" office:value="1210" calcext:value-type="float">
            <text:p>1210</text:p>
          </table:table-cell>
          <table:table-cell table:formula="of:=([.J5]/([.B5]-[.I5]))" office:value-type="percentage" office:value="0.00649497042372972" calcext:value-type="percentage">
            <text:p>0,65%</text:p>
          </table:table-cell>
          <table:table-cell office:value-type="float" office:value="185088" calcext:value-type="float">
            <text:p>185088</text:p>
          </table:table-cell>
          <table:table-cell office:value-type="float" office:value="404.262331963" calcext:value-type="float">
            <text:p>404,262331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5" calcext:value-type="float">
            <text:p>61075</text:p>
          </table:table-cell>
          <table:table-cell office:value-type="float" office:value="1207" calcext:value-type="float">
            <text:p>1207</text:p>
          </table:table-cell>
          <table:table-cell office:value-type="float" office:value="1202" calcext:value-type="float">
            <text:p>1202</text:p>
          </table:table-cell>
          <table:table-cell office:value-type="float" office:value="1207" calcext:value-type="float">
            <text:p>1207</text:p>
          </table:table-cell>
          <table:table-cell table:formula="of:=([.J6]/([.B6]-[.I6]))" office:value-type="percentage" office:value="0.0064788671912742" calcext:value-type="percentage">
            <text:p>0,65%</text:p>
          </table:table-cell>
          <table:table-cell office:value-type="float" office:value="185091" calcext:value-type="float">
            <text:p>185091</text:p>
          </table:table-cell>
          <table:table-cell office:value-type="float" office:value="442.576345921" calcext:value-type="float">
            <text:p>442,576345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61" calcext:value-type="float">
            <text:p>61061</text:p>
          </table:table-cell>
          <table:table-cell office:value-type="float" office:value="1221" calcext:value-type="float">
            <text:p>1221</text:p>
          </table:table-cell>
          <table:table-cell office:value-type="float" office:value="1202" calcext:value-type="float">
            <text:p>1202</text:p>
          </table:table-cell>
          <table:table-cell office:value-type="float" office:value="1221" calcext:value-type="float">
            <text:p>1221</text:p>
          </table:table-cell>
          <table:table-cell table:formula="of:=([.J7]/([.B7]-[.I7]))" office:value-type="percentage" office:value="0.00655401560939999" calcext:value-type="percentage">
            <text:p>0,66%</text:p>
          </table:table-cell>
          <table:table-cell office:value-type="float" office:value="185077" calcext:value-type="float">
            <text:p>185077</text:p>
          </table:table-cell>
          <table:table-cell office:value-type="float" office:value="402.848990917" calcext:value-type="float">
            <text:p>402,848990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68" calcext:value-type="float">
            <text:p>61068</text:p>
          </table:table-cell>
          <table:table-cell office:value-type="float" office:value="1214" calcext:value-type="float">
            <text:p>1214</text:p>
          </table:table-cell>
          <table:table-cell office:value-type="float" office:value="1202" calcext:value-type="float">
            <text:p>1202</text:p>
          </table:table-cell>
          <table:table-cell office:value-type="float" office:value="1214" calcext:value-type="float">
            <text:p>1214</text:p>
          </table:table-cell>
          <table:table-cell table:formula="of:=([.J8]/([.B8]-[.I8]))" office:value-type="percentage" office:value="0.00651644140033709" calcext:value-type="percentage">
            <text:p>0,65%</text:p>
          </table:table-cell>
          <table:table-cell office:value-type="float" office:value="185084" calcext:value-type="float">
            <text:p>185084</text:p>
          </table:table-cell>
          <table:table-cell office:value-type="float" office:value="362.006644011" calcext:value-type="float">
            <text:p>362,006644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1" calcext:value-type="float">
            <text:p>61041</text:p>
          </table:table-cell>
          <table:table-cell office:value-type="float" office:value="1241" calcext:value-type="float">
            <text:p>1241</text:p>
          </table:table-cell>
          <table:table-cell office:value-type="float" office:value="1202" calcext:value-type="float">
            <text:p>1202</text:p>
          </table:table-cell>
          <table:table-cell office:value-type="float" office:value="1241" calcext:value-type="float">
            <text:p>1241</text:p>
          </table:table-cell>
          <table:table-cell table:formula="of:=([.J9]/([.B9]-[.I9]))" office:value-type="percentage" office:value="0.00666137049243685" calcext:value-type="percentage">
            <text:p>0,67%</text:p>
          </table:table-cell>
          <table:table-cell office:value-type="float" office:value="185057" calcext:value-type="float">
            <text:p>185057</text:p>
          </table:table-cell>
          <table:table-cell office:value-type="float" office:value="362.69134593" calcext:value-type="float">
            <text:p>362,69134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8" calcext:value-type="float">
            <text:p>61048</text:p>
          </table:table-cell>
          <table:table-cell office:value-type="float" office:value="1234" calcext:value-type="float">
            <text:p>1234</text:p>
          </table:table-cell>
          <table:table-cell office:value-type="float" office:value="1202" calcext:value-type="float">
            <text:p>1202</text:p>
          </table:table-cell>
          <table:table-cell office:value-type="float" office:value="1234" calcext:value-type="float">
            <text:p>1234</text:p>
          </table:table-cell>
          <table:table-cell table:formula="of:=([.J10]/([.B10]-[.I10]))" office:value-type="percentage" office:value="0.00662379628337395" calcext:value-type="percentage">
            <text:p>0,66%</text:p>
          </table:table-cell>
          <table:table-cell office:value-type="float" office:value="185064" calcext:value-type="float">
            <text:p>185064</text:p>
          </table:table-cell>
          <table:table-cell office:value-type="float" office:value="400.459267855" calcext:value-type="float">
            <text:p>400,459267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3" calcext:value-type="float">
            <text:p>61073</text:p>
          </table:table-cell>
          <table:table-cell office:value-type="float" office:value="1209" calcext:value-type="float">
            <text:p>1209</text:p>
          </table:table-cell>
          <table:table-cell office:value-type="float" office:value="1202" calcext:value-type="float">
            <text:p>1202</text:p>
          </table:table-cell>
          <table:table-cell office:value-type="float" office:value="1209" calcext:value-type="float">
            <text:p>1209</text:p>
          </table:table-cell>
          <table:table-cell table:formula="of:=([.J11]/([.B11]-[.I11]))" office:value-type="percentage" office:value="0.00648960267957788" calcext:value-type="percentage">
            <text:p>0,65%</text:p>
          </table:table-cell>
          <table:table-cell office:value-type="float" office:value="185089" calcext:value-type="float">
            <text:p>185089</text:p>
          </table:table-cell>
          <table:table-cell office:value-type="float" office:value="360.994165897" calcext:value-type="float">
            <text:p>360,994165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61" calcext:value-type="float">
            <text:p>61061</text:p>
          </table:table-cell>
          <table:table-cell office:value-type="float" office:value="1221" calcext:value-type="float">
            <text:p>1221</text:p>
          </table:table-cell>
          <table:table-cell office:value-type="float" office:value="1202" calcext:value-type="float">
            <text:p>1202</text:p>
          </table:table-cell>
          <table:table-cell office:value-type="float" office:value="1221" calcext:value-type="float">
            <text:p>1221</text:p>
          </table:table-cell>
          <table:table-cell table:formula="of:=([.J12]/([.B12]-[.I12]))" office:value-type="percentage" office:value="0.00655401560939999" calcext:value-type="percentage">
            <text:p>0,66%</text:p>
          </table:table-cell>
          <table:table-cell office:value-type="float" office:value="185077" calcext:value-type="float">
            <text:p>185077</text:p>
          </table:table-cell>
          <table:table-cell office:value-type="float" office:value="361.18454814" calcext:value-type="float">
            <text:p>361,18454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5" calcext:value-type="float">
            <text:p>61055</text:p>
          </table:table-cell>
          <table:table-cell office:value-type="float" office:value="1227" calcext:value-type="float">
            <text:p>1227</text:p>
          </table:table-cell>
          <table:table-cell office:value-type="float" office:value="1202" calcext:value-type="float">
            <text:p>1202</text:p>
          </table:table-cell>
          <table:table-cell office:value-type="float" office:value="1227" calcext:value-type="float">
            <text:p>1227</text:p>
          </table:table-cell>
          <table:table-cell table:formula="of:=([.J13]/([.B13]-[.I13]))" office:value-type="percentage" office:value="0.00658622207431105" calcext:value-type="percentage">
            <text:p>0,66%</text:p>
          </table:table-cell>
          <table:table-cell office:value-type="float" office:value="185071" calcext:value-type="float">
            <text:p>185071</text:p>
          </table:table-cell>
          <table:table-cell office:value-type="float" office:value="362.627421141" calcext:value-type="float">
            <text:p>362,627421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0" calcext:value-type="float">
            <text:p>61070</text:p>
          </table:table-cell>
          <table:table-cell office:value-type="float" office:value="1212" calcext:value-type="float">
            <text:p>1212</text:p>
          </table:table-cell>
          <table:table-cell office:value-type="float" office:value="1202" calcext:value-type="float">
            <text:p>1202</text:p>
          </table:table-cell>
          <table:table-cell office:value-type="float" office:value="1212" calcext:value-type="float">
            <text:p>1212</text:p>
          </table:table-cell>
          <table:table-cell table:formula="of:=([.J14]/([.B14]-[.I14]))" office:value-type="percentage" office:value="0.00650570591203341" calcext:value-type="percentage">
            <text:p>0,65%</text:p>
          </table:table-cell>
          <table:table-cell office:value-type="float" office:value="185086" calcext:value-type="float">
            <text:p>185086</text:p>
          </table:table-cell>
          <table:table-cell office:value-type="float" office:value="437.829265118" calcext:value-type="float">
            <text:p>437,829265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9" calcext:value-type="float">
            <text:p>61059</text:p>
          </table:table-cell>
          <table:table-cell office:value-type="float" office:value="1223" calcext:value-type="float">
            <text:p>1223</text:p>
          </table:table-cell>
          <table:table-cell office:value-type="float" office:value="1202" calcext:value-type="float">
            <text:p>1202</text:p>
          </table:table-cell>
          <table:table-cell office:value-type="float" office:value="1223" calcext:value-type="float">
            <text:p>1223</text:p>
          </table:table-cell>
          <table:table-cell table:formula="of:=([.J15]/([.B15]-[.I15]))" office:value-type="percentage" office:value="0.00656475109770368" calcext:value-type="percentage">
            <text:p>0,66%</text:p>
          </table:table-cell>
          <table:table-cell office:value-type="float" office:value="185075" calcext:value-type="float">
            <text:p>185075</text:p>
          </table:table-cell>
          <table:table-cell office:value-type="float" office:value="360.445935965" calcext:value-type="float">
            <text:p>360,445935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69" calcext:value-type="float">
            <text:p>61069</text:p>
          </table:table-cell>
          <table:table-cell office:value-type="float" office:value="1213" calcext:value-type="float">
            <text:p>1213</text:p>
          </table:table-cell>
          <table:table-cell office:value-type="float" office:value="1202" calcext:value-type="float">
            <text:p>1202</text:p>
          </table:table-cell>
          <table:table-cell office:value-type="float" office:value="1213" calcext:value-type="float">
            <text:p>1213</text:p>
          </table:table-cell>
          <table:table-cell table:formula="of:=([.J16]/([.B16]-[.I16]))" office:value-type="percentage" office:value="0.00651107365618525" calcext:value-type="percentage">
            <text:p>0,65%</text:p>
          </table:table-cell>
          <table:table-cell office:value-type="float" office:value="185085" calcext:value-type="float">
            <text:p>185085</text:p>
          </table:table-cell>
          <table:table-cell office:value-type="float" office:value="480.22654891" calcext:value-type="float">
            <text:p>480,22654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2" calcext:value-type="float">
            <text:p>61072</text:p>
          </table:table-cell>
          <table:table-cell office:value-type="float" office:value="1210" calcext:value-type="float">
            <text:p>1210</text:p>
          </table:table-cell>
          <table:table-cell office:value-type="float" office:value="1202" calcext:value-type="float">
            <text:p>1202</text:p>
          </table:table-cell>
          <table:table-cell office:value-type="float" office:value="1210" calcext:value-type="float">
            <text:p>1210</text:p>
          </table:table-cell>
          <table:table-cell table:formula="of:=([.J17]/([.B17]-[.I17]))" office:value-type="percentage" office:value="0.00649497042372972" calcext:value-type="percentage">
            <text:p>0,65%</text:p>
          </table:table-cell>
          <table:table-cell office:value-type="float" office:value="185088" calcext:value-type="float">
            <text:p>185088</text:p>
          </table:table-cell>
          <table:table-cell office:value-type="float" office:value="401.463632822" calcext:value-type="float">
            <text:p>401,463632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9" calcext:value-type="float">
            <text:p>61079</text:p>
          </table:table-cell>
          <table:table-cell office:value-type="float" office:value="1203" calcext:value-type="float">
            <text:p>1203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table:formula="of:=([.J18]/([.B18]-[.I18]))" office:value-type="percentage" office:value="0.00645739621466682" calcext:value-type="percentage">
            <text:p>0,65%</text:p>
          </table:table-cell>
          <table:table-cell office:value-type="float" office:value="185095" calcext:value-type="float">
            <text:p>185095</text:p>
          </table:table-cell>
          <table:table-cell office:value-type="float" office:value="358.955606937" calcext:value-type="float">
            <text:p>358,955606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2" calcext:value-type="float">
            <text:p>61052</text:p>
          </table:table-cell>
          <table:table-cell office:value-type="float" office:value="1230" calcext:value-type="float">
            <text:p>1230</text:p>
          </table:table-cell>
          <table:table-cell office:value-type="float" office:value="1202" calcext:value-type="float">
            <text:p>1202</text:p>
          </table:table-cell>
          <table:table-cell office:value-type="float" office:value="1230" calcext:value-type="float">
            <text:p>1230</text:p>
          </table:table-cell>
          <table:table-cell table:formula="of:=([.J19]/([.B19]-[.I19]))" office:value-type="percentage" office:value="0.00660232530676658" calcext:value-type="percentage">
            <text:p>0,66%</text:p>
          </table:table-cell>
          <table:table-cell office:value-type="float" office:value="185068" calcext:value-type="float">
            <text:p>185068</text:p>
          </table:table-cell>
          <table:table-cell office:value-type="float" office:value="396.981263876" calcext:value-type="float">
            <text:p>396,981263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88" calcext:value-type="float">
            <text:p>61088</text:p>
          </table:table-cell>
          <table:table-cell office:value-type="float" office:value="1194" calcext:value-type="float">
            <text:p>1194</text:p>
          </table:table-cell>
          <table:table-cell office:value-type="float" office:value="1202" calcext:value-type="float">
            <text:p>1202</text:p>
          </table:table-cell>
          <table:table-cell office:value-type="float" office:value="1194" calcext:value-type="float">
            <text:p>1194</text:p>
          </table:table-cell>
          <table:table-cell table:formula="of:=([.J20]/([.B20]-[.I20]))" office:value-type="percentage" office:value="0.00640908651730024" calcext:value-type="percentage">
            <text:p>0,64%</text:p>
          </table:table-cell>
          <table:table-cell office:value-type="float" office:value="185104" calcext:value-type="float">
            <text:p>185104</text:p>
          </table:table-cell>
          <table:table-cell office:value-type="float" office:value="437.931273937" calcext:value-type="float">
            <text:p>437,9312739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6" calcext:value-type="float">
            <text:p>61056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1226" calcext:value-type="float">
            <text:p>1226</text:p>
          </table:table-cell>
          <table:table-cell table:formula="of:=([.J21]/([.B21]-[.I21]))" office:value-type="percentage" office:value="0.00658085433015921" calcext:value-type="percentage">
            <text:p>0,66%</text:p>
          </table:table-cell>
          <table:table-cell office:value-type="float" office:value="185072" calcext:value-type="float">
            <text:p>185072</text:p>
          </table:table-cell>
          <table:table-cell office:value-type="float" office:value="399.052309036" calcext:value-type="float">
            <text:p>399,052309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7" calcext:value-type="float">
            <text:p>61047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235" calcext:value-type="float">
            <text:p>1235</text:p>
          </table:table-cell>
          <table:table-cell table:formula="of:=([.J22]/([.B22]-[.I22]))" office:value-type="percentage" office:value="0.00662916402752579" calcext:value-type="percentage">
            <text:p>0,66%</text:p>
          </table:table-cell>
          <table:table-cell office:value-type="float" office:value="185063" calcext:value-type="float">
            <text:p>185063</text:p>
          </table:table-cell>
          <table:table-cell office:value-type="float" office:value="359.770709038" calcext:value-type="float">
            <text:p>359,770709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6" calcext:value-type="float">
            <text:p>61056</text:p>
          </table:table-cell>
          <table:table-cell office:value-type="float" office:value="1226" calcext:value-type="float">
            <text:p>1226</text:p>
          </table:table-cell>
          <table:table-cell office:value-type="float" office:value="1202" calcext:value-type="float">
            <text:p>1202</text:p>
          </table:table-cell>
          <table:table-cell office:value-type="float" office:value="1226" calcext:value-type="float">
            <text:p>1226</text:p>
          </table:table-cell>
          <table:table-cell table:formula="of:=([.J23]/([.B23]-[.I23]))" office:value-type="percentage" office:value="0.00658085433015921" calcext:value-type="percentage">
            <text:p>0,66%</text:p>
          </table:table-cell>
          <table:table-cell office:value-type="float" office:value="185072" calcext:value-type="float">
            <text:p>185072</text:p>
          </table:table-cell>
          <table:table-cell office:value-type="float" office:value="360.13488102" calcext:value-type="float">
            <text:p>360,13488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0997" calcext:value-type="float">
            <text:p>60997</text:p>
          </table:table-cell>
          <table:table-cell office:value-type="float" office:value="1285" calcext:value-type="float">
            <text:p>1285</text:p>
          </table:table-cell>
          <table:table-cell office:value-type="float" office:value="1202" calcext:value-type="float">
            <text:p>1202</text:p>
          </table:table-cell>
          <table:table-cell office:value-type="float" office:value="1285" calcext:value-type="float">
            <text:p>1285</text:p>
          </table:table-cell>
          <table:table-cell table:formula="of:=([.J24]/([.B24]-[.I24]))" office:value-type="percentage" office:value="0.00689755123511793" calcext:value-type="percentage">
            <text:p>0,69%</text:p>
          </table:table-cell>
          <table:table-cell office:value-type="float" office:value="185013" calcext:value-type="float">
            <text:p>185013</text:p>
          </table:table-cell>
          <table:table-cell office:value-type="float" office:value="322.105147839" calcext:value-type="float">
            <text:p>322,1051478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84" calcext:value-type="float">
            <text:p>61084</text:p>
          </table:table-cell>
          <table:table-cell office:value-type="float" office:value="1198" calcext:value-type="float">
            <text:p>1198</text:p>
          </table:table-cell>
          <table:table-cell office:value-type="float" office:value="1202" calcext:value-type="float">
            <text:p>1202</text:p>
          </table:table-cell>
          <table:table-cell office:value-type="float" office:value="1198" calcext:value-type="float">
            <text:p>1198</text:p>
          </table:table-cell>
          <table:table-cell table:formula="of:=([.J25]/([.B25]-[.I25]))" office:value-type="percentage" office:value="0.00643055749390761" calcext:value-type="percentage">
            <text:p>0,64%</text:p>
          </table:table-cell>
          <table:table-cell office:value-type="float" office:value="185100" calcext:value-type="float">
            <text:p>185100</text:p>
          </table:table-cell>
          <table:table-cell office:value-type="float" office:value="362.841146946" calcext:value-type="float">
            <text:p>362,8411469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7" calcext:value-type="float">
            <text:p>61047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235" calcext:value-type="float">
            <text:p>1235</text:p>
          </table:table-cell>
          <table:table-cell table:formula="of:=([.J26]/([.B26]-[.I26]))" office:value-type="percentage" office:value="0.00662916402752579" calcext:value-type="percentage">
            <text:p>0,66%</text:p>
          </table:table-cell>
          <table:table-cell office:value-type="float" office:value="185063" calcext:value-type="float">
            <text:p>185063</text:p>
          </table:table-cell>
          <table:table-cell office:value-type="float" office:value="442.727210045" calcext:value-type="float">
            <text:p>442,7272100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3" calcext:value-type="float">
            <text:p>61053</text:p>
          </table:table-cell>
          <table:table-cell office:value-type="float" office:value="1229" calcext:value-type="float">
            <text:p>1229</text:p>
          </table:table-cell>
          <table:table-cell office:value-type="float" office:value="1202" calcext:value-type="float">
            <text:p>1202</text:p>
          </table:table-cell>
          <table:table-cell office:value-type="float" office:value="1229" calcext:value-type="float">
            <text:p>1229</text:p>
          </table:table-cell>
          <table:table-cell table:formula="of:=([.J27]/([.B27]-[.I27]))" office:value-type="percentage" office:value="0.00659695756261474" calcext:value-type="percentage">
            <text:p>0,66%</text:p>
          </table:table-cell>
          <table:table-cell office:value-type="float" office:value="185069" calcext:value-type="float">
            <text:p>185069</text:p>
          </table:table-cell>
          <table:table-cell office:value-type="float" office:value="359.703022957" calcext:value-type="float">
            <text:p>359,7030229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5" calcext:value-type="float">
            <text:p>61045</text:p>
          </table:table-cell>
          <table:table-cell office:value-type="float" office:value="1237" calcext:value-type="float">
            <text:p>1237</text:p>
          </table:table-cell>
          <table:table-cell office:value-type="float" office:value="1202" calcext:value-type="float">
            <text:p>1202</text:p>
          </table:table-cell>
          <table:table-cell office:value-type="float" office:value="1237" calcext:value-type="float">
            <text:p>1237</text:p>
          </table:table-cell>
          <table:table-cell table:formula="of:=([.J28]/([.B28]-[.I28]))" office:value-type="percentage" office:value="0.00663989951582948" calcext:value-type="percentage">
            <text:p>0,66%</text:p>
          </table:table-cell>
          <table:table-cell office:value-type="float" office:value="185061" calcext:value-type="float">
            <text:p>185061</text:p>
          </table:table-cell>
          <table:table-cell office:value-type="float" office:value="410.698807955" calcext:value-type="float">
            <text:p>410,6988079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52" calcext:value-type="float">
            <text:p>61052</text:p>
          </table:table-cell>
          <table:table-cell office:value-type="float" office:value="1230" calcext:value-type="float">
            <text:p>1230</text:p>
          </table:table-cell>
          <table:table-cell office:value-type="float" office:value="1202" calcext:value-type="float">
            <text:p>1202</text:p>
          </table:table-cell>
          <table:table-cell office:value-type="float" office:value="1230" calcext:value-type="float">
            <text:p>1230</text:p>
          </table:table-cell>
          <table:table-cell table:formula="of:=([.J29]/([.B29]-[.I29]))" office:value-type="percentage" office:value="0.00660232530676658" calcext:value-type="percentage">
            <text:p>0,66%</text:p>
          </table:table-cell>
          <table:table-cell office:value-type="float" office:value="185068" calcext:value-type="float">
            <text:p>185068</text:p>
          </table:table-cell>
          <table:table-cell office:value-type="float" office:value="402.834664106" calcext:value-type="float">
            <text:p>402,8346641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72" calcext:value-type="float">
            <text:p>61072</text:p>
          </table:table-cell>
          <table:table-cell office:value-type="float" office:value="1210" calcext:value-type="float">
            <text:p>1210</text:p>
          </table:table-cell>
          <table:table-cell office:value-type="float" office:value="1202" calcext:value-type="float">
            <text:p>1202</text:p>
          </table:table-cell>
          <table:table-cell office:value-type="float" office:value="1210" calcext:value-type="float">
            <text:p>1210</text:p>
          </table:table-cell>
          <table:table-cell table:formula="of:=([.J30]/([.B30]-[.I30]))" office:value-type="percentage" office:value="0.00649497042372972" calcext:value-type="percentage">
            <text:p>0,65%</text:p>
          </table:table-cell>
          <table:table-cell office:value-type="float" office:value="185088" calcext:value-type="float">
            <text:p>185088</text:p>
          </table:table-cell>
          <table:table-cell office:value-type="float" office:value="322.102767944" calcext:value-type="float">
            <text:p>322,1027679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63" calcext:value-type="float">
            <text:p>61063</text:p>
          </table:table-cell>
          <table:table-cell office:value-type="float" office:value="1219" calcext:value-type="float">
            <text:p>1219</text:p>
          </table:table-cell>
          <table:table-cell office:value-type="float" office:value="1202" calcext:value-type="float">
            <text:p>1202</text:p>
          </table:table-cell>
          <table:table-cell office:value-type="float" office:value="1219" calcext:value-type="float">
            <text:p>1219</text:p>
          </table:table-cell>
          <table:table-cell table:formula="of:=([.J31]/([.B31]-[.I31]))" office:value-type="percentage" office:value="0.00654328012109631" calcext:value-type="percentage">
            <text:p>0,65%</text:p>
          </table:table-cell>
          <table:table-cell office:value-type="float" office:value="185079" calcext:value-type="float">
            <text:p>185079</text:p>
          </table:table-cell>
          <table:table-cell office:value-type="float" office:value="400.662292004" calcext:value-type="float">
            <text:p>400,6622920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47" calcext:value-type="float">
            <text:p>61047</text:p>
          </table:table-cell>
          <table:table-cell office:value-type="float" office:value="1235" calcext:value-type="float">
            <text:p>1235</text:p>
          </table:table-cell>
          <table:table-cell office:value-type="float" office:value="1202" calcext:value-type="float">
            <text:p>1202</text:p>
          </table:table-cell>
          <table:table-cell office:value-type="float" office:value="1235" calcext:value-type="float">
            <text:p>1235</text:p>
          </table:table-cell>
          <table:table-cell table:formula="of:=([.J32]/([.B32]-[.I32]))" office:value-type="percentage" office:value="0.00662916402752579" calcext:value-type="percentage">
            <text:p>0,66%</text:p>
          </table:table-cell>
          <table:table-cell office:value-type="float" office:value="185063" calcext:value-type="float">
            <text:p>185063</text:p>
          </table:table-cell>
          <table:table-cell office:value-type="float" office:value="405.421315193" calcext:value-type="float">
            <text:p>405,421315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61081" calcext:value-type="float">
            <text:p>61081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1" calcext:value-type="float">
            <text:p>1201</text:p>
          </table:table-cell>
          <table:table-cell table:formula="of:=([.J33]/([.B33]-[.I33]))" office:value-type="percentage" office:value="0.00644666072636314" calcext:value-type="percentage">
            <text:p>0,64%</text:p>
          </table:table-cell>
          <table:table-cell office:value-type="float" office:value="185097" calcext:value-type="float">
            <text:p>185097</text:p>
          </table:table-cell>
          <table:table-cell office:value-type="float" office:value="402.983281136" calcext:value-type="float">
            <text:p>402,983281136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655526808303542" calcext:value-type="percentage">
            <text:p>0,66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94914682113927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1:20.3223091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41:36.299764836</dc:date>
    <meta:editing-duration>PT2M3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